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bb89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bb89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bb89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bb89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bb89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bb89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bb89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bb89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bb89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bb89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bb89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bb89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bb89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bb89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bb89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bb89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bb89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lejandro Nicolas  Aranguren Nuñ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3/2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34678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Humber Alexander  Aranguren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81378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37.71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72" meta:non-whitespace-character-count="1003"/>
    <meta:template xlink:type="simple" xlink:actuate="onRequest" xlink:title="Normal" xlink:href=""/>
  </office:meta>
</office:document-meta>
</file>